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Source Code Pro Black1" svg:font-family="'Source Code Pro Black'" style:font-pitch="variable"/>
    <style:font-face style:name="Source Code Pro Black" svg:font-family="'Source Code Pro Black'"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style:font-name="Times New Roman" fo:font-size="11pt" style:font-size-asian="11pt" style:font-size-complex="11pt"/>
    </style:style>
    <style:style style:name="P3" style:family="paragraph" style:parent-style-name="Standard"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top="0in" fo:margin-bottom="0in"/>
    </style:style>
    <style:style style:name="P6" style:family="paragraph" style:parent-style-name="Heading_20_3">
      <style:paragraph-properties fo:margin-top="0.0799in" fo:margin-bottom="0in"/>
    </style:style>
    <style:style style:name="P7" style:family="paragraph" style:parent-style-name="Heading_20_4">
      <style:text-properties fo:font-weight="bold" style:font-weight-asian="bold" style:font-weight-complex="bold"/>
    </style:style>
    <style:style style:name="P8" style:family="paragraph" style:parent-style-name="Heading_20_4">
      <style:text-properties style:font-name="Times New Roman" fo:font-size="11pt" fo:font-weight="bold" style:font-size-asian="11pt" style:font-weight-asian="bold" style:font-size-complex="11pt" style:font-weight-complex="bold"/>
    </style:style>
    <style:style style:name="P9" style:family="paragraph" style:parent-style-name="Heading_20_4">
      <style:paragraph-properties fo:margin-top="0.1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ff"/>
    </style:style>
    <style:style style:name="T6" style:family="text">
      <style:text-properties fo:color="#ff0000"/>
    </style:style>
    <style:style style:name="T7"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Text_20_body">The order execution system (OES) coordinates a facility's outbound material movement during the order fulfillment process. <text:s/>(There is a separate process for material put-away.) <text:s/>It breaks down orders into a physical work plan, and distributes those plans to line workers who execute them and record their work. <text:s/>There are four fundamental model concepts in order execution: <text:a xlink:type="simple" xlink:href="#3.0.0.5.Item:|outline">item</text:a>, <text:a xlink:type="simple" xlink:href="#3.0.0.2.Container: |outline">container</text:a>, <text:a xlink:type="simple" xlink:href="#3.0.0.6.Location: |outline">location</text:a> and <text:a xlink:type="simple" xlink:href="#3.0.0.14.Work Instruction: |outline">work instruction</text:a>. <text:s/>To organize the outbound operation it is necessary to first make key decisions about how to organize the work. <text:s/>The following section describes these choices. <text:s/>These key choices will lead you to the operations</text:p>
      <text:h text:style-name="Heading_20_2" text:outline-level="2"><text:span text:style-name="T7">Process Decisions</text:span></text:h>
      <text:h text:style-name="P6" text:outline-level="3">Serial vs Parallel</text:h>
      <text:h text:style-name="P9" text:outline-level="4">Serial:</text:h>
      <text:p text:style-name="P5">In serial picking an order has a single initiation point and is picked into the primary active container until the order is complete. <text:s/>If there is more than one work area for the order then the primary active container moves from one work area to the next. <text:s/>It continues through the work areas until the order is complete.</text:p>
      <text:h text:style-name="Heading_20_4" text:outline-level="4">Parallel:</text:h>
      <text:p text:style-name="Text_20_body">An order has an initiation point in every work area and gets picked into the work area active container. <text:s/>Each container exits the work area and travels to a collection point to assemble the final order. <text:s/>The value of parallel picking is to A) reduce order cycle time for high-volume operations and B) reduce the total travel time when orders have many picks in some work areas and not others.</text:p>
      <text:h text:style-name="Heading_20_3" text:outline-level="3">Intermediate vs Outbound Container</text:h>
      <text:h text:style-name="Heading_20_4" text:outline-level="4">Intermediate Container:</text:h>
      <text:p text:style-name="Text_20_body">Orders get picked into containers that do not leave the facility. <text:s/>These containers meet at a consolidation point where they get combined into the final shipping container.</text:p>
      <text:h text:style-name="Heading_20_4" text:outline-level="4">Outbound Container:</text:h>
      <text:p text:style-name="Text_20_body">The order gets picked into the final shipping containers that leave the facility.</text:p>
      <text:h text:style-name="Heading_20_3" text:outline-level="3">Reusable ID vs One-Time ID</text:h>
      <text:h text:style-name="Heading_20_4" text:outline-level="4">Reusable ID:</text:h>
      <text:p text:style-name="Text_20_body">A container has a permanent, scannable ID and it returns to the pick line.</text:p>
      <text:h text:style-name="Heading_20_4" text:outline-level="4">One-Time ID:</text:h>
      <text:p text:style-name="Text_20_body">A container doesn't have a permanent ID (e.g. the pickers apply a one-use ID)</text:p>
      <text:h text:style-name="Heading_20_3" text:outline-level="3">Preassigned Container ID vs Unassigned Container ID</text:h>
      <text:h text:style-name="Heading_20_4" text:outline-level="4">Preassigned Container ID:</text:h>
      <text:p text:style-name="Text_20_body">The order is preassigned to a container ID. <text:s/>This usually happens when the preprinted shipping label is the container ID during the pick process.</text:p>
      <text:h text:style-name="Heading_20_4" text:outline-level="4">Unassigned Container ID:</text:h>
      <text:p text:style-name="Text_20_body">The order has no preassigned container ID, and the order gets assigned a container ID at an order initiation point. <text:s/>In parallel picking there is more than one initiation point and the ID becomes the work area active container. <text:s/>In serial picking there is a single initiation point and the ID becomes the primary active container.</text:p>
      <text:h text:style-name="Heading_20_3" text:outline-level="3"><text:soft-page-break/>Lot tracking vs FIFO</text:h>
      <text:h text:style-name="Heading_20_4" text:outline-level="4">Lot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text:p>
      <text:h text:style-name="Heading_20_4" text:outline-level="4">FIFO:</text:h>
      <text:p text:style-name="Text_20_body">If the item master does not require lot numbers then the same item at each location is equivalent. <text:s/>The system will usually order picks for line items FIFO unless there is a special pick operation process in place.</text:p>
      <text:h text:style-name="Heading_20_2" text:outline-level="2">The Pick Process Recipes</text:h>
      <text:p text:style-name="Text_20_body">Select a process recipe that corresponds to the selections you made above.</text:p>
      <text:h text:style-name="Heading_20_3" text:outline-level="3">Recipe #1: Serial Pick/Outbound Container/One-Time ID/Unassigned Container ID</text:h>
      <text:p text:style-name="Text_20_body">The picks go directly into the outbound shipping container. <text:s/>The shipping containers pass most or all locations as workers pick items into them.</text:p>
      <text:h text:style-name="Heading_20_4" text:outline-level="4">First Work Area Initiation Point (Order Initiation Point):</text:h>
      <text:p text:style-name="Text_20_body">All orders start the pick process at the order initiation point: the first work area's initiation point. <text:s/>Here the worker associates a batch of orders with containers. <text:s/>The worker picks the batch until they reach the end of the work area.</text:p>
      <text:h text:style-name="Heading_20_4" text:outline-level="4">First Work Area Termination Point</text:h>
      <text:p text:style-name="Text_20_body">When an order batch reaches the work area termination point, some or all of the orders are complete. <text:s/>If the facility has only one work area then the orders move to the outbound processing area. <text:s/>If there are multiple work areas then the order batch moves to the initiation point of the next work area.</text:p>
      <text:h text:style-name="Heading_20_4" text:outline-level="4">Next Work Area Initiation Point (Optional)</text:h>
      <text:p text:style-name="Text_20_body">An order batch that completes in the previous work area arrives at the next work area's initiation point. <text:s/>When a worker is ready to work another order batch, they take the next batch waiting at the initiation point and scan any container or order ID in the batch. <text:s/>The worker picks the batch until they reach the end of the work area.</text:p>
      <text:h text:style-name="Heading_20_4" text:outline-level="4">Last Work Area Termination Point</text:h>
      <text:p text:style-name="Text_20_body">Works just like the first work area initiation point.</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4042097860275531987" text:style-name="L1">
        <text:list-item>
          <text:h text:style-name="P3" text:outline-level="1">IMPORT NEW ORDERS (see <text:a xlink:type="simple" xlink:href="#3.Order Import Processes|outline"><text:span text:style-name="T5">ORDER IMPORT PROCESS</text:span></text:a>)</text:h>
        </text:list-item>
        <text:list-item>
          <text:h text:style-name="P3" text:outline-level="1">GROUP ORDERS FOR WORK (see <text:a xlink:type="simple" xlink:href="#3.Order Grouping Process|outline"><text:span text:style-name="T5">ORDER GROUPING PROCESS</text:span></text:a>)</text:h>
        </text:list-item>
        <text:list-item>
          <text:h text:style-name="P3" text:outline-level="1">RELEASE ORDERS TO PRODUCTION (see <text:a xlink:type="simple" xlink:href="#2.2.Release Orders to Production|outline"><text:span text:style-name="T5">ORDER GROUP RELEASE PROCESS</text:span></text:a>) </text:h>
        </text:list-item>
        <text:list-item>
          <text:h text:style-name="P3" text:outline-level="1">WORKER BEGINS SHIFT (see <text:a xlink:type="simple" xlink:href="#2.3.Worker Begin Shift Process|outline"><text:span text:style-name="T5">WORKER BEGIN SHIFT PROCESS</text:span></text:a>)</text:h>
        </text:list-item>
        <text:list-item>
          <text:h text:style-name="P3" text:outline-level="1">WORKER ARRIVES AT THEIR WORK AREA</text:h>
        </text:list-item>
        <text:list-item>
          <text:h text:style-name="P3" text:outline-level="1">WORKER LOGS IN AT WORK AREA INITIATION POINT</text:h>
        </text:list-item>
        <text:list-item>
          <text:h text:style-name="P3" text:outline-level="1">WORKER ACQUIRES NEXT AVAILABLE CHE (COULD BE FROM UPSTREAM WORK AREA.)</text:h>
        </text:list-item>
        <text:list-item>
          <text:h text:style-name="P3" text:outline-level="1">WORKER SETS UP THE NEXT ORDER BATCH ON THE CHE (see <text:a xlink:type="simple" xlink:href="#1.7.CHE Setup (Outbound Orders)|outline"><text:span text:style-name="T5">CHE SETUP PROCESS</text:span></text:a>)</text:h>
        </text:list-item>
        <text:list-item>
          <text:h text:style-name="P3" text:outline-level="1">SYSTEM STARTS THE PICK PROCESS FOR THE ORDER BATCH</text:h>
        </text:list-item>
        <text:list-item>
          <text:h text:style-name="P3" text:outline-level="1">CHE TERMINAL BLINKS WORKER'S PICK ID COLOR</text:h>
        </text:list-item>
        <text:list-item>
          <text:h text:style-name="P3" text:outline-level="1">THE AISLE END-CAP THAT HAS THE ACTIVE PICK WILL BLINK THE PICKER'S COLOR</text:h>
        </text:list-item>
        <text:list-item>
          <text:h text:style-name="P3" text:outline-level="1">WORKER SEARCHES AISLE END-CAP INDICATORS, LOOKS FOR ACTIVE PICK AISLE</text:h>
        </text:list-item>
        <text:list-item>
          <text:h text:style-name="P3" text:outline-level="1"><text:soft-page-break/>WORKER ENTERS AISLE WITH CHE</text:h>
        </text:list-item>
        <text:list-item>
          <text:h text:style-name="P3" text:outline-level="1">FOR EACH PICK IN THIS ORDER BATCH ON THIS AISLE</text:h>
          <text:list>
            <text:list-item>
              <text:h text:style-name="P3"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3" text:outline-level="1">THE NEXT FIVE PICKS FOR THIS ORDER BATCH WILL BLINK THE WORKER'S COLOR.</text:h>
            </text:list-item>
            <text:list-item>
              <text:h text:style-name="P3" text:outline-level="1">WORKER SEARCHES AISLE FOR ACTIVE PICK LOCATION</text:h>
            </text:list-item>
            <text:list-item>
              <text:h text:style-name="P3" text:outline-level="1">WORKER MOVES CHE TO NEXT PICK LOCATION</text:h>
            </text:list-item>
            <text:list-item>
              <text:h text:style-name="P3" text:outline-level="1">WORKER CHECKS CHE MASTER TERMINAL TOTAL REQUIRED ITEM QUANTITY</text:h>
            </text:list-item>
            <text:list-item>
              <text:h text:style-name="P3" text:outline-level="1">WORKER PICKS TOTAL REQUIRED ITEM QUANTITY FROM LOCATION</text:h>
            </text:list-item>
            <text:list-item>
              <text:h text:style-name="P3" text:outline-level="1">FOR EACH CONTAINER WITH AN ACTIVE PICK AT THIS ITEM LOCATION:</text:h>
              <text:list>
                <text:list-item>
                  <text:list>
                    <text:list-item>
                      <text:h text:style-name="P3" text:outline-level="1"><text:span text:style-name="T6">POTENTIAL CONTAINER FULL EXCEPTION</text:span> (see <text:a xlink:type="simple" xlink:href="#1.9.Container Full Exception|outline"><text:span text:style-name="T5">CONTAINER FULL EXCEPTION</text:span></text:a>)</text:h>
                    </text:list-item>
                    <text:list-item>
                      <text:h text:style-name="P3" text:outline-level="1">CONTAINER'S TERMINAL SHOW REQUIRED CONTAINER QUANTITY</text:h>
                    </text:list-item>
                    <text:list-item>
                      <text:h text:style-name="P3" text:outline-level="1">WORKER PUTS REQUIRED QUANTITY INTO CONTAINER</text:h>
                    </text:list-item>
                    <text:list-item>
                      <text:h text:style-name="P3" text:outline-level="1">WORKER SETS THE QUANTITY PUT AND CONFIRMS PICK COMPLETE</text:h>
                    </text:list-item>
                    <text:list-item>
                      <text:h text:style-name="P3" text:outline-level="1"><text:span text:style-name="T6">POTENTIAL OUT OF STOCK EXCEPTION</text:span> (see <text:a xlink:type="simple" xlink:href="#1.9.Out of Stock Exception|outline"><text:span text:style-name="T5">OUT OF STOCK EXCEPTION HANDLING</text:span></text:a>)</text:h>
                    </text:list-item>
                    <text:list-item>
                      <text:h text:style-name="P3" text:outline-level="1">CONTAINER'S TERMINAL SHOWS JUST PUT QUANITY DIMMED</text:h>
                    </text:list-item>
                  </text:list>
                </text:list-item>
              </text:list>
            </text:list-item>
            <text:list-item>
              <text:h text:style-name="P3" text:outline-level="1">END</text:h>
            </text:list-item>
            <text:list-item>
              <text:h text:style-name="P3" text:outline-level="1">POTENTIAL PICK LOCATION AUDIT OPTION (see <text:span text:style-name="T5">PICK AUDIT OPTION</text:span>)</text:h>
            </text:list-item>
          </text:list>
        </text:list-item>
        <text:list-item>
          <text:h text:style-name="P3" text:outline-level="1">END</text:h>
        </text:list-item>
        <text:list-item>
          <text:h text:style-name="P3" text:outline-level="1">REPEAT AISLE PROCESS FOR ALL AISLES</text:h>
        </text:list-item>
        <text:list-item>
          <text:h text:style-name="P3" text:outline-level="1"><text:span text:style-name="T6">POTENTIAL ORDER INCOMPLETE EXCEPTION</text:span> (see <text:span text:style-name="T5">INCOMPLETE ORDER EXCEPTION</text:span>)</text:h>
        </text:list-item>
        <text:list-item>
          <text:h text:style-name="P3" text:outline-level="1">MOVE CHE TO THE WORK AREA TERMINATION POINT</text:h>
        </text:list-item>
      </text:list>
      <text:p text:style-name="Text_20_body"/>
      <text:p text:style-name="Standard"/>
      <text:h text:style-name="Heading_20_2" text:outline-level="2">Order Import Process</text:h>
      <text:p text:style-name="Text_20_body">The order import process is how the raw orders enter the system so that later it can break them down into the work instructions to move material. <text:s/>There are two main order import methods: Dropbox file import, and a RESTful interface for system-to-system connections.</text:p>
      <text:h text:style-name="Heading_20_3" text:outline-level="3">Dropbox</text:h>
      <text:p text:style-name="Text_20_body">Dropbox is a cloud-based file sharing service that provides an application-specific API so that third party applications can connect to your Dropbox shares. <text:s/>When the system starts it checks that each facility has Dropbox service record for that facility. <text:s/>Initially, that service record will show "unlinked" and if you do not need Dropbox service you can leave it like that. The system will not attempt to contact Dropbox for any unlinked facilities. <text:s/>If you do wish to link the facility to your Dropbox service and the facility's service record shows "unlinked," then right-click on the service record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service record will show "linking" until you approve the request and we can link to it. At this point the record will show "linked" or "link failed."</text:p>
      <text:p text:style-name="Text_20_body">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more subdirectories: <text:span text:style-name="T3">import</text:span> and <text:span text:style-name="T3">export</text:span>.</text:p>
      <text:p text:style-name="Text_20_body">If you revoke permission for the system to attach to your Dropbox account then the service record will <text:soft-page-break/>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Sales Orders</text:h>
      <text:p text:style-name="Text_20_body">The system will attempt to import any valid CSV file with a ".csv" extension. <text:s/>It will load the first row as a header row and read each column of that row and attempt to map the column contents to an order property (such as orderId). The columns can appear in any order as long as the header name matches a valid order property name.</text:p>
      <text:p text:style-name="Text_20_body">The order properties are:</text:p>
      <text:p text:style-name="Text_20_body">(Required fields are bold)</text:p>
      <text:p text:style-name="P2"><text:span text:style-name="T1">orderId</text:span><text:tab/><text:tab/><text:tab/>String</text:p>
      <text:p text:style-name="P2"><text:span text:style-name="T1">orderDetailId</text:span><text:tab/><text:tab/><text:tab/>String</text:p>
      <text:p text:style-name="P2"><text:span text:style-name="T1">orderDate</text:span><text:tab/><text:tab/><text:tab/>Timestamp</text:p>
      <text:p text:style-name="P2"><text:span text:style-name="T1">dueDate</text:span><text:tab/><text:tab/><text:tab/>Timestamp</text:p>
      <text:p text:style-name="P2">orderGroupId<text:tab/><text:tab/><text:tab/>String</text:p>
      <text:p text:style-name="P2">accountId<text:tab/><text:tab/><text:tab/>String</text:p>
      <text:p text:style-name="P2">destinationId<text:tab/><text:tab/><text:tab/>String</text:p>
      <text:p text:style-name="P2"><text:span text:style-name="T1">itemId</text:span><text:tab/><text:tab/><text:tab/><text:tab/>String</text:p>
      <text:p text:style-name="P2">description<text:tab/><text:tab/><text:tab/>String</text:p>
      <text:p text:style-name="P2"><text:span text:style-name="T1">quantity</text:span><text:tab/><text:tab/><text:tab/>Float</text:p>
      <text:p text:style-name="P2"><text:span text:style-name="T1">uomId</text:span><text:tab/><text:tab/><text:tab/><text:tab/>String</text:p>
      <text:h text:style-name="Heading_20_4" text:outline-level="4">Purchase Orders</text:h>
      <text:p text:style-name="Text_20_body">Not yet supported.</text:p>
      <text:h text:style-name="Heading_20_3" text:outline-level="3">RESTful</text:h>
      <text:p text:style-name="Text_20_body">Not yet supported.</text:p>
      <text:h text:style-name="Heading_20_4" text:outline-level="4">Sales Orders</text:h>
      <text:h text:style-name="Heading_20_4" text:outline-level="4">Purchase Orders</text:h>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Automatic Grouping</text:h>
      <text:p text:style-name="Text_20_body">There is a system parameter that indicates what (if any) order import properties should be part of automatic order grouping on import.</text:p>
      <text:h text:style-name="Heading_20_3" text:outline-level="3">Manual Grouping</text:h>
      <text:p text:style-name="Text_20_body">If the system has no automatic order grouping parameters then the user can go to the Order Grouping Tool to group uncompleted orders.</text:p>
      <text:h text:style-name="Heading_20_2" text:outline-level="2">Release Order Group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text:soft-page-break/>Manual Releasing</text:h>
      <text:p text:style-name="Text_20_body">The shift manager should only release orders to production for the current shift. <text:s/>The Order Release Tool allows the shift manager to select unrelease order groups and release them to production.</text:p>
      <text:h text:style-name="Heading_20_3" text:outline-level="3">Automatic Releasing</text:h>
      <text:p text:style-name="Text_20_body">Not supported at this time. </text:p>
      <text:h text:style-name="Heading_20_2" text:outline-level="2">Worker Begin Shift Process</text:h>
      <text:h text:style-name="Heading_20_3" text:outline-level="3">Acquire Scanner</text:h>
      <text:p text:style-name="Text_20_body">When a worker shows up for a shift they go to the shift manager's office to "check out" a scanner. <text:s/>That scanner ID now uniquely identifies their scans (their work) in the facility until they check the scanner back in at the end of the shift.</text:p>
      <text:h text:style-name="Heading_20_3" text:outline-level="3">Associate to Work Area</text:h>
      <text:p text:style-name="Text_20_body">After the user checks out their scanner, they "login" to their assigned work area. <text:s/>Each work area initiation point has a master login barcode. <text:s/>Once the user scans this barcode the system now knows they are working in that work area.</text:p>
      <text:h text:style-name="Heading_20_2" text:outline-level="2">CHE Setup (Serial Picking)</text:h>
      <text:p text:style-name="Text_20_body">When a CHE arrives at a work area initiation point it is either empty or has a WIP order batch. <text:s/>In the first work area's initiation point the CHE should always be empty. <text:s/>In downstream work areas the CHE will arrive with WIP orders from the current order batch. <text:s/>With serial picking the order batch remains intact until the order batch reaches the final work area termination point. <text:s/>No containers will enter or leave the order batch once the CHE is setup in the first work area initiation point.</text:p>
      <text:p text:style-name="Text_20_body"/>
      <text:p text:style-name="Text_20_body">The selection of the "next appropriate container" below is driven by the worker and not the system. <text:s/>In the case of preassigned container IDs the worker selects the order when they select the container. <text:s/>The supervisor will have a manual process for how workers should select these labels or containers. <text:s/>In the case where there is no preassigned ID you only need special process when orders require a specific container type or size. <text:s/>In this case the type of container the worker selects determines what order the system can assign to the batch. <text:s/>There may be an imbalance of demand for certain container types if the worker doesn't know the order mix. <text:s/>Programs that tell the user what container types to select for the batch has never gone well, because it's too rigid and doesn't allow the worker to respond to unexpected events. <text:s/>It's better to provide a scoreboard so the workers can decide how to react to the current demand.</text:p>
      <text:h text:style-name="Heading_20_3" text:outline-level="3">Process</text:h>
      <text:list xml:id="list1194996906" text:continue-numbering="true" text:style-name="L1">
        <text:list-item>
          <text:h text:style-name="P3" text:outline-level="1">WORKER SELECTS AN AVAILABLE CHE</text:h>
        </text:list-item>
        <text:list-item>
          <text:h text:style-name="P3" text:outline-level="1">WORKER SCANS THE CHE'S MASTER ID BARCODE</text:h>
        </text:list-item>
        <text:list-item>
          <text:h text:style-name="P3" text:outline-level="1">SYSTEM INDICATES IF CHE IS AVAILABLE FOR USE</text:h>
        </text:list-item>
        <text:list-item>
          <text:h text:style-name="P3" text:outline-level="1">FOR EACH CHE POSITION</text:h>
          <text:list>
            <text:list-item>
              <text:h text:style-name="P3" text:outline-level="1">WORKER SELECTS THE NEXT APPROPRIATE CONTAINER</text:h>
            </text:list-item>
            <text:list-item>
              <text:h text:style-name="P3" text:outline-level="1">WORKER PUTS CONTAINER INTO CONTAINER POSITION</text:h>
            </text:list-item>
            <text:list-item>
              <text:h text:style-name="P3" text:outline-level="1">WORKER SCANS THE CONTAINER POSITION'S TERMINAL ID</text:h>
            </text:list-item>
            <text:list-item>
              <text:h text:style-name="P3" text:outline-level="1">WORKER SCANS THE CONTAINER ID</text:h>
            </text:list-item>
            <text:list-item>
              <text:h text:style-name="P3" text:outline-level="1">THE CONTAINER POSITION TERMINAL SHOULD SHOW THE CONTAINER ID</text:h>
            </text:list-item>
            <text:list-item>
              <text:h text:style-name="P3" text:outline-level="1">WORKER CONFIRMS CONTAINER ID</text:h>
            </text:list-item>
            <text:list-item>
              <text:h text:style-name="P3" text:outline-level="1">THE SYSTEM ASSOCIATES AN ORDER TO THE BATCH BASED ON THE CONTAINER JUST ADDED TO THE CHE'S BATCH</text:h>
            </text:list-item>
            <text:list-item>
              <text:h text:style-name="P3" text:outline-level="1"><text:span text:style-name="T6">POTENTIAL NO READY ORDERS EXCEPTION</text:span> (See <text:a xlink:type="simple" xlink:href="#1.8.No Ready Orders Exception|outline">NO READY ORDERS EXCEPTION</text:a>)</text:h>
            </text:list-item>
          </text:list>
        </text:list-item>
        <text:list-item>
          <text:h text:style-name="P3" text:outline-level="1">END</text:h>
        </text:list-item>
      </text:list>
      <text:h text:style-name="Heading_20_2" text:outline-level="2">No Ready Orders Exception</text:h>
      <text:p text:style-name="Text_20_body">The user added a container to the order batch, but there is no order that can go in this container. <text:s/>The <text:soft-page-break/>worker should physically remove this container from the batch. <text:s/>Whenever there is a NO READY ORDERS exception the system will not associate the container to the batch. <text:s/>The user can simply repeat the container assignment process at the same container position.</text:p>
      <text:h text:style-name="Heading_20_2" text:outline-level="2">Container Full Exception</text:h>
      <text:p text:style-name="Text_20_body">The active pick cannot be completed because the current container cannot fit all the items. <text:s/>The user will decrement the put quantity on the CHE container position terminal for each put that can't fit and will select the CONTAINER FULL exception. <text:s/>This will alert the system that some orders are short product. <text:s/>Exceptional orders will show up on a list at the final work area's termination point for special handling.</text:p>
      <text:p text:style-name="Text_20_body"/>
      <text:p text:style-name="Text_20_body">Container full may be handled by a supervisor who bring a new container to the CHE that the worker associates with the order batch. <text:s/>NEED TO DESCRIBE THIS PROCES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for each put that is short and will select the OUT OF STOCK exception. <text:s/>This will alert the system that some orders are short product. <text:s/>Exceptional orders will show up on a list at the final work area's termination point for special handling.</text:p>
      <text:p text:style-name="Text_20_body"/>
      <text:p text:style-name="Text_20_body">If there is an equivalent item at a further location, then the system will insert another pick at that location to complete the shorted orders. <text:s/>If the order reaches the final work area's termination point then the order will need special handling.</text:p>
      <text:h text:style-name="Heading_20_1" text:outline-level="1">Work Strategies</text:h>
      <text:h text:style-name="Heading_20_2" text:outline-level="2">Pick to Outbound Shipping Container (Serial Picking)</text:h>
      <text:p text:style-name="Text_20_body">The process to create work instructions for serial picking into an outbound shipping container is straightforward. <text:s/>The process starts with the first WIP container and it will pass from work-area-to-work-area and within each work area it will pass from location-to-location until the worker has picked every item in the work area. <text:s/>When the last WIP container from the order has exited the last work area, the order is complete.</text:p>
      <text:h text:style-name="Heading_20_3" text:outline-level="3">Preassigned Container ID, N Containers</text:h>
      <text:p text:style-name="Text_20_body">In this case the container ID - order match is already known by the system before the work starts. <text:s/>In this case there is a one-to-one match between the location that holds an item and the container that will hold the item for the order. <text:s/>When a shift manager releases an order to production, the work instructions for that order will <text:s/>flow into the work queue for the work area.</text:p>
      <text:h text:style-name="Heading_20_3" text:outline-level="3">Reusable Container IDs, N Containers</text:h>
      <text:p text:style-name="Text_20_body">Reusable containers must be recycled back into service, either manually, or automatically before use. <text:s/>After recycling, the reusable container ID picking works just like one-time container ID picking.</text:p>
      <text:h text:style-name="Heading_20_3" text:outline-level="3">One-time Container IDs, N Containers</text:h>
      <text:p text:style-name="Text_20_body">In this case the system encounters a container ID when the worker scans it, and if the container has no order associated with it, the system must select an order and assign it to the container. <text:s/>There is only ever one WIP container for an order in serial picking. <text:s/>The system breaks down the order into work instructions just like the preassigned container ID case above.</text:p>
      <text:h text:style-name="Heading_20_2" text:outline-level="2">Pick to Intermediate Containers (Serial Picking)</text:h>
      <text:p text:style-name="Text_20_body">The process to create work instructions for serial picking into intermediate containers is somewhat straightforward. <text:s/>An intermediate container will pass item locations in order until, A) the container is full or B) the order is complete.</text:p>
      <text:h text:style-name="Heading_20_3" text:outline-level="3"><text:soft-page-break/>Preassigned Container ID, N Containers</text:h>
      <text:p text:style-name="Text_20_body">In this case the container ID - order match is already known by the system before the work starts. <text:s/>In this case there is a one-to-one match between the location that holds an item and the container that will hold the item for the order. <text:s/>When a shift manager releases an order to production, the work instructions for that order will <text:s/>flow into the work queue for the work area.</text:p>
      <text:h text:style-name="Heading_20_3" text:outline-level="3">Reusable Container IDs</text:h>
      <text:p text:style-name="Text_20_body">Reusable containers must be recycled back into service either manually or automatically before use. <text:s/>After recycling, the reusable container ID picking works just like one-time container ID picking.</text:p>
      <text:h text:style-name="Heading_20_3" text:outline-level="3">One-time Container IDs, N Containers</text:h>
      <text:p text:style-name="Text_20_body">In this case the system encounters a container ID when the worker scans it, and if the container has no order associated with it, the system must select one.</text:p>
      <text:h text:style-name="Heading_20_2" text:outline-level="2">Pick to Intermediate Containers (Parallel Picking)</text:h>
      <text:p text:style-name="Text_20_body">The process to create work instructions for parallel picking into intermediate containers is somewhat complex. <text:s/>There will be one container for each work area that has items for the order. <text:s/>That container will then pass item locations for items in that work area. <text:s/>When completed, the intermediate containers will move to a pack station where items will get packed into an outbound shipping container.</text:p>
      <text:h text:style-name="Heading_20_1"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7" text:outline-level="4">CHE Position:</text:h>
      <text:p text:style-name="Text_20_body"><text:span text:style-name="T2">A place on the CHE where a terminal and container can go together as an atomic? unit. <text:s/>For fixed terminals there will be a fixed container position. <text:s/>For mobile terminals it's up to the worker to arrange terminals and containers together on the CHE.</text:span></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oft-page-break/><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Path:<text:span text:style-name="T2"> </text:span></text:h>
      <text:p text:style-name="Text_20_body"><text:span text:style-name="T2">A valid, safe, </text:span><text:span text:style-name="T4">directional</text:span><text:span text:style-name="T2"> path that CHEs can make through a facility. <text:s/>A path is made of path segments that run along the front face of a location (mainly aisles). <text:s/>Each path segment has travel directional</text:span><text:span text:style-name="T2">?</text:span><text:span text:style-name="T2"> that applies when it's only sensible or safe to travel in one direction along the segment. </text:span></text:p>
      <text:h text:style-name="P7"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7" text:outline-level="4">Primary Active Container:</text:h>
      <text:p text:style-name="P1">In serial picking there is only one container active for the order at a time. <text:s/>This container is always the target container for the next work instruction.</text:p>
      <text:h text:style-name="P7" text:outline-level="4">Property Encoded Container ID:</text:h>
      <text:p text:style-name="Text_20_body"><text:span text:style-name="T2">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span></text:p>
      <text:h text:style-name="P7" text:outline-level="4">Serial Picking:</text:h>
      <text:p text:style-name="Text_20_body">Orders get picked into one container only until that container is complete. <text:s/>Serial picking applies to intermediate and outbound shipping container picking.</text:p>
      <text:h text:style-name="P8"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ext:soft-page-break/>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h text:style-name="Heading_20_4" text:outline-level="4">Work Area Active Container:</text:h>
      <text:p text:style-name="Text_20_body">In parallel picking this is the container active for the order in this work area. <text:s/>(There may be multiple work area active containers for an or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Source Code Pro Black1" svg:font-family="'Source Code Pro Black'" style:font-pitch="variable"/>
    <style:font-face style:name="Source Code Pro Black" svg:font-family="'Source Code Pro Black'"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in" fo:margin-right="0in" fo:margin-top="0in" fo:margin-bottom="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paragraph-properties fo:margin-top="0in" fo:margin-bottom="0.0201in"/>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100%" fo:margin-left="0.2in" fo:margin-right="0in" fo:margin-top="0.1in" fo:margin-bottom="0in" fo:text-indent="0in" style:auto-text-indent="false">
        <style:tab-stops/>
      </style:paragraph-properties>
      <style:text-properties style:font-name="Times New Roman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4in" fo:margin-right="0in" fo:margin-top="0.1in" fo:margin-bottom="0in"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paragraph-properties fo:margin="100%" fo:margin-left="0.5in" fo:margin-right="0in" fo:margin-top="0.1in" fo:margin-bottom="0in"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10-19T11:46:12</dc:date>
    <meta:editing-duration>P7DT10H26M21S</meta:editing-duration>
    <meta:editing-cycles>61</meta:editing-cycles>
    <meta:generator>OpenOffice.org/3.4.1$Unix OpenOffice.org_project/341m1$Build-9593</meta:generator>
    <meta:document-statistic meta:table-count="0" meta:image-count="0" meta:object-count="0" meta:page-count="9" meta:paragraph-count="212" meta:word-count="4117" meta:character-count="24687"/>
  </office:meta>
</office:document-meta>
</file>